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 * 1.60934" office:value-type="float" office:value="0.0000534885517548463" calcext:value-type="float">
            <text:p>5.34885517548463E-05</text:p>
          </table:table-cell>
          <table:table-cell table:formula="of:=[.J2]*1000" office:value-type="float" office:value="0.0534885517548463" calcext:value-type="float">
            <text:p>0.053488551754846</text:p>
          </table:table-cell>
          <table:table-cell table:formula="of:=[.K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  <table:table-cell table:formula="of:=[.H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 * 1.60934" office:value-type="float" office:value="0.0000506163387096774" calcext:value-type="float">
            <text:p>5.06163387096774E-05</text:p>
          </table:table-cell>
          <table:table-cell table:formula="of:=[.J3]*1000" office:value-type="float" office:value="0.0506163387096774" calcext:value-type="float">
            <text:p>0.050616338709678</text:p>
          </table:table-cell>
          <table:table-cell table:formula="of:=[.K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  <table:table-cell table:formula="of:=[.H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 * 1.60934" office:value-type="float" office:value="0.0000534662462703781" calcext:value-type="float">
            <text:p>5.34662462703781E-05</text:p>
          </table:table-cell>
          <table:table-cell table:formula="of:=[.J4]*1000" office:value-type="float" office:value="0.0534662462703781" calcext:value-type="float">
            <text:p>0.053466246270378</text:p>
          </table:table-cell>
          <table:table-cell table:formula="of:=[.K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  <table:table-cell table:formula="of:=[.H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 * 1.60934" office:value-type="float" office:value="0.0000533519392125799" calcext:value-type="float">
            <text:p>5.33519392125799E-05</text:p>
          </table:table-cell>
          <table:table-cell table:formula="of:=[.J5]*1000" office:value-type="float" office:value="0.0533519392125799" calcext:value-type="float">
            <text:p>0.05335193921258</text:p>
          </table:table-cell>
          <table:table-cell table:formula="of:=[.K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  <table:table-cell table:formula="of:=[.H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 * 1.60934" office:value-type="float" office:value="0.0000534610448347455" calcext:value-type="float">
            <text:p>5.34610448347455E-05</text:p>
          </table:table-cell>
          <table:table-cell table:formula="of:=[.J6]*1000" office:value-type="float" office:value="0.0534610448347455" calcext:value-type="float">
            <text:p>0.053461044834746</text:p>
          </table:table-cell>
          <table:table-cell table:formula="of:=[.K6]*[.E6]" office:value-type="float" office:value="13.4187222535211" calcext:value-type="float">
            <text:p>13.4187222535211</text:p>
          </table:table-cell>
          <table:table-cell/>
          <table:table-cell table:formula="of:=[.G6]/[.M6]" office:value-type="string" office:string-value="" calcext:value-type="error">
            <text:p>#DIV/0!</text:p>
          </table:table-cell>
          <table:table-cell table:formula="of:=[.H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7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table:formula="of:=[.D7]/[.B7]*60" office:value-type="float" office:value="30.4378378378378" calcext:value-type="float">
            <text:p>30.4378378378378</text:p>
          </table:table-cell>
          <table:table-cell table:formula="of:=[.D7]/[.C7]/[.E7]" office:value-type="float" office:value="0.0000321481176994485" calcext:value-type="float">
            <text:p>3.21481176994485E-05</text:p>
          </table:table-cell>
          <table:table-cell table:formula="of:=[.I7] * 1.60934" office:value-type="float" office:value="0.0000517372517384304" calcext:value-type="float">
            <text:p>5.17372517384304E-05</text:p>
          </table:table-cell>
          <table:table-cell table:formula="of:=[.J7]*1000" office:value-type="float" office:value="0.0517372517384304" calcext:value-type="float">
            <text:p>0.051737251738431</text:p>
          </table:table-cell>
          <table:table-cell table:formula="of:=[.K7]*[.E7]" office:value-type="float" office:value="13.6068972072072" calcext:value-type="float">
            <text:p>13.6068972072072</text:p>
          </table:table-cell>
          <table:table-cell/>
          <table:table-cell table:formula="of:=[.G7]/[.M7]" office:value-type="string" office:string-value="" calcext:value-type="error">
            <text:p>#DIV/0!</text:p>
          </table:table-cell>
          <table:table-cell table:formula="of:=[.H7]*1.609" office:value-type="float" office:value="48.9744810810811" calcext:value-type="float">
            <text:p>48.974481081081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AVERAGE([.I2:.I6])" office:value-type="float" office:value="0.0000328562169314411" calcext:value-type="float">
            <text:p>3.28562169314411E-05</text:p>
          </table:table-cell>
          <table:table-cell table:formula="of:=AVERAGE([.J2:.J6])" office:value-type="float" office:value="0.0000528768241564455" calcext:value-type="float">
            <text:p>5.28768241564455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5:59:18.742883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13T16:04:11.718780578</dc:date>
    <meta:editing-duration>PT9H30M11S</meta:editing-duration>
    <meta:editing-cycles>9</meta:editing-cycles>
    <meta:generator>LibreOffice/7.0.4.2$Linux_X86_64 LibreOffice_project/00$Build-2</meta:generator>
    <meta:document-statistic meta:table-count="1" meta:cell-count="101" meta:object-count="0"/>
  </office:meta>
</office:document-meta>
</file>